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Text_20_body">
      <style:paragraph-properties fo:background-color="#eeeeee">
        <style:background-image/>
      </style:paragraph-properties>
    </style:style>
    <style:style style:name="P121" style:family="paragraph" style:parent-style-name="Text_20_body">
      <style:paragraph-properties fo:background-color="#eeeeee">
        <style:background-image/>
      </style:paragraph-properties>
      <style:text-properties fo:language="ru" fo:country="RU"/>
    </style:style>
    <style:style style:name="P122" style:family="paragraph" style:parent-style-name="Text_20_body">
      <style:paragraph-properties fo:text-align="justify" style:justify-single-word="false" fo:background-color="#eeeeee">
        <style:background-image/>
      </style:paragraph-properties>
      <style:text-properties fo:language="ru" fo:country="RU"/>
    </style:style>
    <style:style style:name="P123" style:family="paragraph" style:parent-style-name="Text_20_body">
      <style:paragraph-properties fo:background-color="#eeeeee">
        <style:background-image/>
      </style:paragraph-properties>
      <style:text-properties fo:language="en" fo:country="US"/>
    </style:style>
    <style:style style:name="P124" style:family="paragraph" style:parent-style-name="First_20_line_20_indent">
      <style:paragraph-properties fo:background-color="#eeeeee">
        <style:background-image/>
      </style:paragraph-properties>
      <style:text-properties fo:language="ru" fo:country="RU"/>
    </style:style>
    <style:style style:name="P12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1">
      <style:paragraph-properties fo:background-color="#eeeeee">
        <style:background-image/>
      </style:paragraph-properties>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2">
      <style:paragraph-properties fo:background-color="#eeeeee">
        <style:background-image/>
      </style:paragraph-properties>
    </style:style>
    <style:style style:name="P159" style:family="paragraph" style:parent-style-name="Heading_20_2">
      <style:paragraph-properties fo:background-color="#eeeeee">
        <style:background-image/>
      </style:paragraph-properties>
      <style:text-properties fo:language="ru" fo:country="RU"/>
    </style:style>
    <style:style style:name="P16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0"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7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9219942184790474285"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8196623611868310716" text:style-name="L2">
        <text:list-item>
          <text:p text:style-name="P163">«Великие грифоны прошлого» - из канона (5<text:span text:style-name="T9">s8e)</text:span></text:p>
        </text:list-item>
        <text:list-item>
          <text:p text:style-name="P163">«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63">Природа Проклятий</text:span>» - обмен</text:p>
        </text:list-item>
        <text:list-item>
          <text:p text:style-name="P163"><text:span text:style-name="T63">«Магия для Чайников»</text:span> - обмен</text:p>
        </text:list-item>
        <text:list-item>
          <text:p text:style-name="P163"><text:span text:style-name="T63">«Энциклопедия Арканум»</text:span> - обмен</text:p>
        </text:list-item>
        <text:list-item>
          <text:p text:style-name="P163">«О Гейсах» - обмен</text:p>
        </text:list-item>
        <text:list-item>
          <text:p text:style-name="P163">«<text:span text:style-name="T63">Тайны Тайных Наук</text:span>» - обмен</text:p>
        </text:list-item>
        <text:list-item>
          <text:p text:style-name="P166">«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755689388135270973"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text:soft-page-break/>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63">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text:soft-page-break/>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8">***</text:p>
      <text:p text:style-name="P128"/>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726546124314341065"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7"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 Плевок затормозил у потолка и вылетел в окно.</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5"><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8"/>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0"><text:span text:style-name="T9">–</text:span> Ну хорошо, а кто вами правит? Аликорн? Драконикус? Какой-нибудь человек с рогом во лбу? Или у вас нет правителя?</text:p>
      <text:p text:style-name="P110"><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С какой стати он будет заботиться о королевстве как о своём, если будет знать, что через несколько лет оно будет не его?</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 Копыто чертило звёздочку на песке.</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13"><text:span text:style-name="T9">~~~ </text:span>Человек Макс <text:span text:style-name="T9">~~~</text:span></text:p>
      <text:p text:style-name="P113"><text:soft-page-break/>Паспорт гражданина Эквестрии</text:p>
      <text:p text:style-name="P112">Выдан человеку Максу</text:p>
      <text:p text:style-name="P11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2">Именем правительства Эквестрии призываем оказывать предъявителю сего всю возможную помощь и содействие.</text:p>
      <text:p text:style-name="P111">26.07.2143</text:p>
      <text:p text:style-name="P106"/>
      <text:p text:style-name="P107">***</text:p>
      <text:p text:style-name="P106"/>
      <text:p text:style-name="P106">Тень Конкордии пересекла кромку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106">Ага, сейчас!</text:p>
      <text:p text:style-name="P10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10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10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106">Дирижабль миновал полосу воды и поравнялся с замком. Как по команде, дождь из лиан прекратился.</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10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10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108"/>
      <text:p text:style-name="P10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text:soft-page-break/>годами приходит блаженное забытьё. Но даже сейчас я иногда просыпаюсь с криком, поранившись об очередной осколок.</text:p>
      <text:p text:style-name="P106"/>
      <text:p text:style-name="P109">~~~~~</text:p>
      <text:p text:style-name="P106"/>
      <text:p text:style-name="P10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106">– Бросайте якорь. – отвечает Луна.</text:p>
      <text:p text:style-name="P106">Адский скрежет раздаётся с дальнего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10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106">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text:span text:style-name="T22">куполам</text:span>, смотрят ненавидящие глаза.</text:p>
      <text:p text:style-name="P106">– Ох, небеса предков… Кракен… Такой огромный… – бормочет Твайлайт.</text:p>
      <text:p text:style-name="P10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106">Луна отдаёт короткую команду в интерком и наперерез падающим фигуркам с Конкордии бросается звено Вондерболтов.</text:p>
      <text:p text:style-name="P106">– <text:span text:style-name="T29">ПОНИ! ВЫ ЗАЕБАЛИ!!! ВЫ ДАДИТЕ МНЕ СПАТЬ, ИЛИ НЕТ?!!</text:span></text:p>
      <text:p text:style-name="P106"><text:span text:style-name="T29"/></text:p>
      <text:p text:style-name="P106"><text:span text:style-name="T29"/></text:p>
      <text:p text:style-name="P106">&lt;<text:span text:style-name="T22">В это время с противоположной стороны Конкордии в болото полетел «якорь», разбудивший гиперпландерсид. Тот обвил Громовержец. Громовержец накренился, корзина стукнула об скалу и развалилась. Пони посыпались вниз. Пегасы стали ловить нелетающих. Меня словила Дэш и приземлила в развалинах. Дальше — использовать написанное</text:span>&gt;</text:p>
      <text:p text:style-name="P106"/>
      <text:p text:style-name="P106"/>
      <text:p text:style-name="P108">&lt;<text:span text:style-name="T1">Суперпландерсид нападёт на Громовержец после сброса якоря. Он дёрнет за буксир и Конкордия врежется в Громовержец. Это разбудит Агамемнона</text:span>&gt;</text:p>
      <text:p text:style-name="P106"/>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oft-page-break/><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4"/>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9"/>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text:soft-page-break/>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8"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8"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8" text:outline-level="2"/>
      <text:h text:style-name="P158"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8" text:outline-level="2">Поиск решения</text:h>
      <text:p text:style-name="P120"/>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oft-page-break/><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8"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oft-page-break/><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text:soft-page-break/>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text:soft-page-break/>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text:soft-page-break/>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8"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text:soft-page-break/>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8"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text:soft-page-break/>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text:soft-page-break/>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8"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text:soft-page-break/>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text:soft-page-break/>–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8" text:outline-level="2">След?</text:h>
      <text:p text:style-name="P120"/>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text:soft-page-break/>–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text:soft-page-break/>–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text:soft-page-break/>–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8"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oft-page-break/><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7602834369057192462"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387134" text:continue-numbering="true" text:style-name="L5">
        <text:list-header>
          <text:p text:style-name="P171">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68935" text:continue-numbering="true" text:style-name="L5">
        <text:list-header>
          <text:p text:style-name="P171">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56580"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9" text:outline-level="2">Почти.</text:h>
      <text:p text:style-name="P121"/>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9" text:outline-level="2">Дискорд</text:h>
      <text:p text:style-name="P120"/>
      <text:p text:style-name="P121">Девушки поспешно собирались, пока я растолковывал им задачу.</text:p>
      <text:p text:style-name="P12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9">– </text:span>Это тот твой приятель, который разбился с полгода назад? – спросила Эпплджек.</text:p>
      <text:p text:style-name="P121"><text:span text:style-name="T9">– </text:span>Да, это он.</text:p>
      <text:p text:style-name="P121"><text:soft-page-break/><text:span text:style-name="T9">– </text:span>А как мы попадём в его квартиру? Там сейчас кто-то живёт? – Флаттершай прыгала на одной ноге, натягивая кед.</text:p>
      <text:p text:style-name="P12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9">– </text:span>Макс, что случилось? У нас проблемы?</text:p>
      <text:p text:style-name="P12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9">– </text:span>Нет нужды. Лучше станьте-ка сзади меня так, чтобы заслонить от этих бабулек и от вооон той камеры наблюдения.</text:p>
      <text:list xml:id="list721062836502306681"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4"><text:span text:style-name="T9">– </text:span>Макс, тут окно разбито! И верёвка какая-то висит. – крикнула Флаттершай из кухни.</text:p>
      <text:p text:style-name="P144"><text:span text:style-name="T9">– </text:span>Оставь, Флатти, не сейчас! – отмахнулся я.</text:p>
      <text:p text:style-name="P151">Лампочка питания на ноутбуке горела, <text:s/>но подключенный монитор оставался тёмным. Я постучал по пробелу, но безрезультатно.</text:p>
      <text:p text:style-name="P14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9">–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9">– </text:span>Оп-па! – пробормотала Эпплджек. – Нежданчик!</text:p>
      <text:p text:style-name="P144"><text:span text:style-name="T9">– </text:span>Ты, я вижу, времени не терял, – моя рука под прикрытием стола медленно тянулась к тяжёлой фарфоровой кружке, стоящей на краю.</text:p>
      <text:p text:style-name="P12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9">– </text:span>А почему ты вообще решил искать нас тут? – спросила Эпплджек. – Приехал бы домой. Мы б тебя чаем напоили.</text:p>
      <text:p text:style-name="P124"><text:span text:style-name="T9">–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9">– </text:span>С кем это вы тут разговариваете?</text:p>
      <text:list xml:id="list924113180295561669"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58" text:outline-level="2"><text:soft-page-break/>Селестия</text:h>
      <text:p text:style-name="P144"/>
      <text:p text:style-name="P12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text:soft-page-break/>–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23">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7">– И что? – продолжила его мысль Эпплджек.</text:p>
      <text:p text:style-name="P13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text:soft-page-break/>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3"/>
      <text:h text:style-name="P158"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text:soft-page-break/>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123">&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text:soft-page-break/>–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9">–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9">–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6324672619162332375" text:style-name="L8">
        <text:list-header>
          <text:p text:style-name="P173">(<text:span text:style-name="T28">Луна — как повелительница снов, слышала разговор Макса с Анакорном</text:span>)</text:p>
          <text:p text:style-name="P174"/>
        </text:list-header>
      </text:list>
      <text:p text:style-name="P13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oft-page-break/><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8"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11T00:18:44.56</dc:date>
    <meta:editing-duration>P108DT11H53M38S</meta:editing-duration>
    <meta:editing-cycles>6522</meta:editing-cycles>
    <meta:generator>OpenOffice/4.1.1$Win32 OpenOffice.org_project/411m6$Build-9775</meta:generator>
    <dc:creator>макс </dc:creator>
    <meta:document-statistic meta:table-count="0" meta:image-count="0" meta:object-count="0" meta:page-count="193" meta:paragraph-count="4030" meta:word-count="91297" meta:character-count="582157"/>
  </office:meta>
</office:document-meta>
</file>